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EB Garamond 08" svg:font-family="'EB Garamond 08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EB Garamond 08" fo:font-style="italic" fo:font-weight="bold" officeooo:rsid="0006b768" officeooo:paragraph-rsid="0006b768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EB Garamond 08" fo:font-size="14pt" fo:font-style="italic" fo:font-weight="bold" officeooo:rsid="0006b768" officeooo:paragraph-rsid="0006b768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3">“How do we fight with this beast? Living with</text:p>
      <text:p text:style-name="P3">an incurable disease like the Parkinson’s is very</text:p>
      <text:p text:style-name="P3">different from living with a terminal illness.</text:p>
      <text:p text:style-name="P3">This is a disease that you will live with for a long</text:p>
      <text:p text:style-name="P3">time. You really have to be at peace with that”</text:p>
      <text:p text:style-name="P3">Connie Carpenter-Phinney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EB Garamond 08" svg:font-family="'EB Garamond 08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3:50:25.505157460</meta:creation-date>
    <dc:date>2019-06-10T08:43:59.153880801</dc:date>
    <meta:editing-duration>PT2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8" meta:character-count="263" meta:non-whitespace-character-count="221"/>
  </office:meta>
</office:document-meta>
</file>